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Site</text:p>
          </table:table-cell>
          <table:table-cell office:value-type="string" table:number-columns-spanned="2" table:number-rows-spanned="1" table:style-name="ce4">
            <text:p>Home</text:p>
          </table:table-cell>
          <table:covered-table-cell/>
          <table:table-cell office:value-type="string" table:number-columns-spanned="3" table:number-rows-spanned="1" table:style-name="ce4">
            <text:p>Article view</text:p>
          </table:table-cell>
          <table:covered-table-cell table:number-columns-repeated="2"/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3">
            <text:p>Title</text:p>
          </table:table-cell>
          <table:table-cell office:value-type="string" table:style-name="ce3">
            <text:p>Excerpt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Introduction</text:p>
          </table:table-cell>
          <table:table-cell office:value-type="string" table:style-name="ce3">
            <text:p>Content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lemonde.fr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beration.fr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point.fr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late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ytimes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mundo.e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red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tionalgeographic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verge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stechnica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stcompany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shingtonpost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eguardian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legraph.co.uk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ilymail.co.uk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.co.uk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eit.de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eddeutsche.de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z.net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lt.de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riere.it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pubblica.it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stampa.it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pais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c.e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lha.uol.com.br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tadao.com.br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matin.ch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heures.ch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temps.ch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Microsoft Office User</meta:initial-creator>
    <dc:creator>Microsoft Office User</dc:creator>
    <meta:creation-date>2019-06-27T18:49:35Z</meta:creation-date>
    <dc:date>2019-06-27T19:39:58Z</dc:date>
  </office:meta>
</office:document-meta>
</file>